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8611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86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8611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5.8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5.8611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5.861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" style:family="table">
      <style:table-properties style:width="5.8611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86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8611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5.8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5.8611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5.861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in" fo:margin-left="0.5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5.8611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5.861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8611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5.861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6in" fo:margin-left="0.5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5.8611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5.861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8611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5.861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6in" fo:margin-left="0.5in" fo:margin-top="0in" fo:margin-bottom="0in" table:align="left" style:writing-mode="lr-tb"/>
    </style:style>
    <style:style style:name="Table10.A" style:family="table-column">
      <style:table-column-properties style:column-width="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6in" fo:margin-left="0.5in" fo:margin-top="0in" fo:margin-bottom="0in" table:align="left" style:writing-mode="lr-tb"/>
    </style:style>
    <style:style style:name="Table11.A" style:family="table-column">
      <style:table-column-properties style:column-width="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6in" fo:margin-left="0.5in" fo:margin-top="0in" fo:margin-bottom="0in" table:align="left" style:writing-mode="lr-tb"/>
    </style:style>
    <style:style style:name="Table12.A" style:family="table-column">
      <style:table-column-properties style:column-width="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6in" fo:margin-left="0.5in" fo:margin-top="0in" fo:margin-bottom="0in" table:align="left" style:writing-mode="lr-tb"/>
    </style:style>
    <style:style style:name="Table13.A" style:family="table-column">
      <style:table-column-properties style:column-width="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line-height="100%" fo:orphans="0" fo:widows="0"/>
    </style:style>
    <style:style style:name="P2" style:family="paragraph" style:parent-style-name="normal">
      <style:paragraph-properties fo:line-height="100%" fo:orphans="0" fo:widows="0"/>
      <style:text-properties fo:font-size="8pt" style:font-size-asian="8pt" style:font-size-complex="8pt"/>
    </style:style>
    <style:style style:name="P3" style:family="paragraph" style:parent-style-name="normal">
      <style:paragraph-properties fo:line-height="100%" fo:orphans="0" fo:widows="0"/>
      <style:text-properties fo:color="#242729" style:font-name="Consolas" fo:font-size="7pt" fo:background-color="#eff0f1" style:font-name-asian="Consolas1" style:font-size-asian="7pt" style:font-name-complex="Consolas1" style:font-size-complex="7pt"/>
    </style:style>
    <style:style style:name="P4" style:family="paragraph" style:parent-style-name="normal" style:list-style-name="WWNum2">
      <style:paragraph-properties fo:margin-left="0.5in" fo:margin-right="0in" fo:text-indent="-0.25in" style:auto-text-indent="false"/>
    </style:style>
    <style:style style:name="P5" style:family="paragraph" style:parent-style-name="normal" style:list-style-name="WWNum1">
      <style:paragraph-properties fo:margin-left="0.5in" fo:margin-right="0in" fo:text-indent="-0.25in" style:auto-text-indent="false"/>
    </style:style>
    <style:style style:name="P6" style:family="paragraph" style:parent-style-name="normal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7" style:family="paragraph" style:parent-style-name="normal" style:list-style-name="WWNum3">
      <style:paragraph-properties fo:margin-left="0.5in" fo:margin-right="0in" fo:text-indent="-0.25in" style:auto-text-indent="false"/>
    </style:style>
    <style:style style:name="P8" style:family="paragraph" style:parent-style-name="normal" style:list-style-name="WWNum3">
      <style:paragraph-properties fo:margin-left="0.5in" fo:margin-right="0in" fo:text-indent="-0.25in" style:auto-text-indent="false"/>
      <style:text-properties fo:color="#242729" style:font-name="Consolas" fo:font-size="10pt" fo:background-color="#eff0f1" style:font-name-asian="Consolas1" style:font-size-asian="10pt" style:font-name-complex="Consolas1" style:font-size-complex="10pt"/>
    </style:style>
    <style:style style:name="P9" style:family="paragraph" style:parent-style-name="normal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 fo:padding="0in" fo:border="none"/>
    </style:style>
    <style:style style:name="P10" style:family="paragraph" style:parent-style-name="normal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 fo:padding="0in" fo:border="none"/>
    </style:style>
    <style:style style:name="P11" style:family="paragraph" style:parent-style-name="normal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3" style:family="paragraph" style:parent-style-name="normal" style:list-style-name="WWNum1">
      <loext:graphic-properties draw:fill="solid" draw:fill-color="#ffffff"/>
      <style:paragraph-properties fo:margin-left="0.5in" fo:margin-right="0in" fo:text-indent="-0.25in" style:auto-text-indent="false" fo:background-color="#ffffff" fo:padding="0in" fo:border="none"/>
    </style:style>
    <style:style style:name="P14" style:family="paragraph" style:parent-style-name="normal" style:list-style-name="WWNum3">
      <style:paragraph-properties fo:margin-left="0.5in" fo:margin-right="0in" fo:margin-top="0in" fo:margin-bottom="0.222in" loext:contextual-spacing="false" fo:line-height="100%" fo:orphans="0" fo:widows="0" fo:text-indent="-0.25in" style:auto-text-indent="false"/>
    </style:style>
    <style:style style:name="P15" style:family="paragraph" style:parent-style-name="normal">
      <style:paragraph-properties fo:margin-top="0in" fo:margin-bottom="0.1528in" loext:contextual-spacing="false" fo:line-height="100%"/>
    </style:style>
    <style:style style:name="P16" style:family="paragraph" style:parent-style-name="normal">
      <loext:graphic-properties draw:fill="solid" draw:fill-color="#ffffff"/>
      <style:paragraph-properties fo:margin-top="0in" fo:margin-bottom="0.1528in" loext:contextual-spacing="false" fo:line-height="100%" fo:background-color="#ffffff" fo:padding="0in" fo:border="none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8pt" style:font-size-asian="8pt" style:font-size-complex="8pt"/>
    </style:style>
    <style:style style:name="P19" style:family="paragraph" style:parent-style-name="normal">
      <style:paragraph-properties fo:margin-top="0in" fo:margin-bottom="0.222in" loext:contextual-spacing="false" fo:line-height="100%" fo:orphans="0" fo:widows="0"/>
    </style:style>
    <style:style style:name="P20" style:family="paragraph" style:parent-style-name="normal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color="#242729" fo:font-size="11.5pt" style:font-size-asian="11.5pt" style:font-size-complex="11.5pt"/>
    </style:style>
    <style:style style:name="T3" style:family="text">
      <style:text-properties fo:color="#242729" style:font-name="Courier New" fo:font-size="10pt" fo:background-color="#eff0f1" loext:char-shading-value="0" style:font-name-asian="Courier New1" style:font-size-asian="10pt" style:font-name-complex="Courier New1" style:font-size-complex="10pt"/>
    </style:style>
    <style:style style:name="T4" style:family="text">
      <style:text-properties fo:color="#242729" style:font-name="Consolas" fo:font-size="10pt" fo:background-color="#eff0f1" loext:char-shading-value="0" style:font-name-asian="Consolas1" style:font-size-asian="10pt" style:font-name-complex="Consolas1" style:font-size-complex="10pt"/>
    </style:style>
    <style:style style:name="T5" style:family="text">
      <style:text-properties fo:color="#242729" style:font-name="Consolas" fo:font-size="7pt" fo:background-color="#eff0f1" loext:char-shading-value="0" style:font-name-asian="Consolas1" style:font-size-asian="7pt" style:font-name-complex="Consolas1" style:font-size-complex="7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font-size-asian="8pt" style:font-size-complex="8pt" fo:background-color="#ffff0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111111" style:font-name="Consolas" fo:font-size="10pt" fo:background-color="#cccccc" loext:char-shading-value="0" style:font-name-asian="Consolas1" style:font-size-asian="10pt" style:font-name-complex="Consolas1" style:font-size-complex="10pt"/>
    </style:style>
    <style:style style:name="T10" style:family="text">
      <style:text-properties fo:background-color="#cccccc" loext:char-shading-value="0"/>
    </style:style>
    <style:style style:name="T11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12" style:family="text">
      <style:text-properties fo:color="#232629" fo:font-size="11.5pt" style:font-size-asian="11.5pt" style:font-size-complex="11.5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color="#1155cc" style:font-name="Consolas" fo:font-size="10pt" style:text-underline-style="solid" style:text-underline-width="auto" style:text-underline-color="font-color" fo:background-color="#eff0f1" loext:char-shading-value="0" style:font-name-asian="Consolas1" style:font-size-asian="10pt" style:font-name-complex="Consolas1" style:font-size-complex="10pt"/>
    </style:style>
    <style:style style:name="T15" style:family="text">
      <style:text-properties fo:font-size="6pt" style:font-size-asian="6pt" style:font-size-complex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UDEV Rules for USB Hub</text:p>
      <text:list xml:id="list635229104" text:style-name="WWNum2">
        <text:list-item>
          <text:p text:style-name="P4">Log into the Tractor<text:span text:style-name="T1"> </text:span></text:p>
        </text:list-item>
        <text:list-item>
          <text:p text:style-name="P4">Connect TTGO Board and GPS to first and second ports on USB hub</text:p>
        </text:list-item>
        <text:list-item>
          <text:p text:style-name="P4">Turn power off to the TTGO Board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normal"><text:span text:style-name="T2">Store list of devices connected with power off; </text:span>$ ls /dev/ &gt; dev_list_1.txt</text:p>
          </table:table-cell>
        </table:table-row>
        <table:table-row table:style-name="Table4.1">
          <table:table-cell table:style-name="Table4.A1" office:value-type="string">
            <text:p text:style-name="P15">Turn on power to the TTGO Board</text:p>
          </table:table-cell>
        </table:table-row>
        <table:table-row table:style-name="Table4.1">
          <table:table-cell table:style-name="Table4.A1" office:value-type="string">
            <text:p text:style-name="P16">Then run this after you plug it in; $ ls /dev/ | diff --suppress-common-lines -y - dev_list_1.txt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7"><text:span text:style-name="T6">al@al-HP-ProBook-645-G1:~$ ls /dev/ | diff --suppress-common-lines -y - dev_list_1.txt</text:span></text:p>
                  <text:p text:style-name="P17"><text:span text:style-name="T6">serial<text:tab/><text:tab/><text:tab/><text:tab/><text:tab/><text:tab/><text:tab/> <text:s text:c="5"/>&lt;</text:span></text:p>
                  <text:p text:style-name="P17"><text:span text:style-name="T6">ttyACM0<text:tab/><text:tab/><text:tab/><text:tab/><text:tab/><text:tab/><text:tab/> <text:s text:c="5"/>&lt;</text:span></text:p>
                  <text:p text:style-name="P17"><text:span text:style-name="T6">al@al-HP-ProBook-645-G1:~$ </text:span></text:p>
                </table:table-cell>
              </table:table-row>
            </table:table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"><text:span text:style-name="T8">TTGO Data from: $ dmesg | grep "ttyACM0"</text:span></text:p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7"><text:span text:style-name="T6">al@al-HP-ProBook-645-G1:~$ dmesg | grep "ttyACM0"</text:span></text:p>
                  <text:p text:style-name="P17"><text:span text:style-name="T6">[ <text:s/>320.747619] cdc_acm 8-1.4:1.0: ttyACM0: USB ACM device</text:span></text:p>
                  <text:p text:style-name="P17"><text:span text:style-name="T6">al@al-HP-ProBook-645-G1:~$ </text:span></text:p>
                </table:table-cell>
              </table:table-row>
            </table:table>
            <text:p text:style-name="P2"/>
          </table:table-cell>
        </table:table-row>
        <table:table-row table:style-name="Table4.1">
          <table:table-cell table:style-name="Table4.A1" office:value-type="string">
            <text:p text:style-name="P1"><text:span text:style-name="T8">$ dmesg | grep "8-1.4"</text:span></text:p>
            <text:p text:style-name="P2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7"><text:span text:style-name="T6">al@al-HP-ProBook-645-G1:~$ dmesg | grep "8-1.4"</text:span></text:p>
                  <text:p text:style-name="P17"><text:span text:style-name="T6">[ <text:s/>320.527790] usb 8-1.4: new full-speed USB device number 5 using xhci_hcd</text:span></text:p>
                  <text:p text:style-name="P17"><text:span text:style-name="T6">[ <text:s/>320.639556] usb 8-1.4: New USB device found, </text:span><text:span text:style-name="T7">idVendor=1a86, idProduct=55d4</text:span><text:span text:style-name="T6">, bcdDevice= 4.43</text:span></text:p>
                  <text:p text:style-name="P17"><text:span text:style-name="T6">[ <text:s/>320.639574] usb 8-1.4: New USB device strings: Mfr=0, Product=2, SerialNumber=3</text:span></text:p>
                  <text:p text:style-name="P17"><text:span text:style-name="T6">[ <text:s/>320.639581] usb 8-1.4: Product: USB Single Serial</text:span></text:p>
                  <text:p text:style-name="P17"><text:span text:style-name="T6">[ <text:s/>320.639587] usb 8-1.4: </text:span><text:span text:style-name="T7">SerialNumber: 5185025965</text:span></text:p>
                  <text:p text:style-name="P17"><text:span text:style-name="T6">[ <text:s/>320.747619] cdc_acm 8-1.4:1.0: ttyACM0: USB ACM device</text:span></text:p>
                  <text:p text:style-name="P17"><text:span text:style-name="T6">al@al-HP-ProBook-645-G1:~$ </text:span></text:p>
                </table:table-cell>
              </table:table-row>
            </table:table>
            <text:p text:style-name="P2"/>
          </table:table-cell>
        </table:table-row>
      </table:table>
      <text:list xml:id="list152121844190213" text:continue-numbering="true" text:style-name="WWNum2">
        <text:list-item>
          <text:p text:style-name="P9">Get details for GPS</text:p>
        </text:list-item>
      </text:list>
      <text:list xml:id="list1355365374" text:style-name="WWNum1">
        <text:list-item>
          <text:p text:style-name="P5">Run: $ ls /dev/ &gt; dev_list_1.txt</text:p>
        </text:list-item>
        <text:list-item>
          <text:p text:style-name="P5">Turn on power to GPS</text:p>
        </text:list-item>
        <text:list-item>
          <text:p text:style-name="P6"/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<text:span text:style-name="T6">al@al-HP-ProBook-645-G1:~$ ls /dev/ &gt; dev_list_2.txt</text:span></text:p>
            <text:p text:style-name="P17"><text:span text:style-name="T6">al@al-HP-ProBook-645-G1:~$ ls /dev/ | diff --suppress-common-lines -y - dev_list_2.txt</text:span></text:p>
            <text:p text:style-name="P17"><text:span text:style-name="T6">gpiochip0<text:tab/><text:tab/><text:tab/><text:tab/><text:tab/><text:tab/> <text:s text:c="5"/>&lt;</text:span></text:p>
            <text:p text:style-name="P17"><text:span text:style-name="T6">ttyUSB0<text:tab/><text:tab/><text:tab/><text:tab/><text:tab/><text:tab/><text:tab/> <text:s text:c="5"/>&lt;</text:span></text:p>
            <text:p text:style-name="P17"><text:span text:style-name="T6">al@al-HP-ProBook-645-G1:~$ </text:span></text:p>
          </table:table-cell>
        </table:table-row>
      </table:table>
      <text:list xml:id="list152122398525387" text:continue-numbering="true" text:style-name="WWNum1">
        <text:list-item>
          <text:p text:style-name="P6"/>
        </text:list-item>
        <text:list-item>
          <text:p text:style-name="P5">Now “ttyUSB0” appears for GPS</text:p>
        </text:list-item>
        <text:list-item>
          <text:p text:style-name="P6"/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TTGO Data from: <text:span text:style-name="T6">$ dmesg | grep "ttyUSB0"</text:span></text:p>
            <text:p text:style-name="P18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7"><text:span text:style-name="T6">al@al-HP-ProBook-645-G1:~$ dmesg | grep "ttyUSB0"</text:span></text:p>
                  <text:p text:style-name="P17"><text:span text:style-name="T6">[ <text:s/>723.283665] usb 8-1.3: FTDI USB Serial Device converter now attached to ttyUSB0</text:span></text:p>
                  <text:p text:style-name="P17"><text:span text:style-name="T6">al@al-HP-ProBook-645-G1:~$ </text:span></text:p>
                </table:table-cell>
              </table:table-row>
            </table:table>
            <text:p text:style-name="P18"/>
          </table:table-cell>
        </table:table-row>
        <text:soft-page-break/>
        <table:table-row table:style-name="Table8.1">
          <table:table-cell table:style-name="Table8.A1" office:value-type="string">
            <text:p text:style-name="P1"><text:span text:style-name="T6">$ dmesg | grep "8-1.3"</text:span></text:p>
            <text:p text:style-name="P2"/>
            <text:p text:style-name="P2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7"><text:span text:style-name="T6">al@al-HP-ProBook-645-G1:~$ dmesg | grep "8-1.3"</text:span></text:p>
                  <text:p text:style-name="P17"><text:span text:style-name="T6">[ <text:s/>723.023008] usb 8-1.3: new full-speed USB device number 6 using xhci_hcd</text:span></text:p>
                  <text:p text:style-name="P17"><text:span text:style-name="T6">[ <text:s/>723.141705] usb 8-1.3: New USB device found,</text:span><text:span text:style-name="T7"> idVendor=0403, idProduct=6001</text:span><text:span text:style-name="T6">, bcdDevice= 6.00</text:span></text:p>
                  <text:p text:style-name="P17"><text:span text:style-name="T6">[ <text:s/>723.141719] usb 8-1.3: New USB device strings: Mfr=1, Product=2, SerialNumber=3</text:span></text:p>
                  <text:p text:style-name="P17"><text:span text:style-name="T6">[ <text:s/>723.141725] usb 8-1.3: Product: FT232R USB UART</text:span></text:p>
                  <text:p text:style-name="P17"><text:span text:style-name="T6">[ <text:s/>723.141730] usb 8-1.3: Manufacturer: FTDI</text:span></text:p>
                  <text:p text:style-name="P17"><text:span text:style-name="T6">[ <text:s/>723.141733] usb 8-1.3: </text:span><text:span text:style-name="T7">SerialNumber: A907Z09E</text:span></text:p>
                  <text:p text:style-name="P17"><text:span text:style-name="T6">[ <text:s/>723.274412] ftdi_sio 8-1.3:1.0: FTDI USB Serial Device converter detected</text:span></text:p>
                  <text:p text:style-name="P17"><text:span text:style-name="T6">[ <text:s/>723.280071] usb 8-1.3: Detected FT232RL</text:span></text:p>
                  <text:p text:style-name="P17"><text:span text:style-name="T6">[ <text:s/>723.283665] usb 8-1.3: FTDI USB Serial Device converter now attached to ttyUSB0</text:span></text:p>
                  <text:p text:style-name="P17"><text:span text:style-name="T6">al@al-HP-ProBook-645-G1:~$ </text:span></text:p>
                </table:table-cell>
              </table:table-row>
            </table:table>
            <text:p text:style-name="P2"/>
          </table:table-cell>
        </table:table-row>
        <table:table-row table:style-name="Table8.1">
          <table:table-cell table:style-name="Table8.A1" office:value-type="string">
            <text:p text:style-name="normal">Create a file <text:s/><text:span text:style-name="T9">/etc/udev/rules.d/05-serial.rules</text:span></text:p>
          </table:table-cell>
        </table:table-row>
        <table:table-row table:style-name="Table8.1">
          <table:table-cell table:style-name="Table8.A1" office:value-type="string">
            <text:p text:style-name="P19"><text:span text:style-name="T10">$ </text:span><text:span text:style-name="T9">sudo edit /etc/udev/rules.d/05-serial.rules</text:span></text:p>
            <text:p text:style-name="P19">Copy and paste the lines below <text:s/></text:p>
            <text:p text:style-name="normal"><text:span text:style-name="T6">SUBSYSTEM=="tty", ATTRS{idVendor}=="</text:span><text:span text:style-name="T7">1a86</text:span><text:span text:style-name="T6">" , ATTRS{idProduct}=="</text:span><text:span text:style-name="T7">55d4</text:span><text:span text:style-name="T6">" , ATTRS{serial}=="</text:span><text:span text:style-name="T7">5185025965</text:span><text:span text:style-name="T6">", SYMLINK+="ttgo_main"</text:span></text:p>
            <text:p text:style-name="P19"><text:span text:style-name="T6">SUBSYSTEM=="tty", ATTRS{idVendor}=="</text:span><text:span text:style-name="T11">0403</text:span><text:span text:style-name="T6">" , ATTRS{idProduct}=="</text:span><text:span text:style-name="T11">6001</text:span><text:span text:style-name="T6">" , MODE="0666" , SYMLINK+="gps"</text:span></text:p>
          </table:table-cell>
        </table:table-row>
      </table:table>
      <text:list xml:id="list152121372984686" text:continue-numbering="true" text:style-name="WWNum1">
        <text:list-item>
          <text:p text:style-name="P5">Ctrl+O; Ctrl+X</text:p>
        </text:list-item>
        <text:list-item>
          <text:p text:style-name="P13"><text:span text:style-name="T12">Reboot to apply rules</text:span></text:p>
        </text:list-item>
        <text:list-item>
          <text:p text:style-name="P6"/>
        </text:list-item>
      </text:list>
      <text:p text:style-name="normal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KERNELS=="8-1.4:1.0", SYMLINK+="ttgo_main" - ttyACM1 (ttgo lora)</text:p>
            <text:p text:style-name="P17">KERNELS=="8-1.3:1.0", SYMLINK+="gps" - ttyUSB0</text:p>
            <text:p text:style-name="P17">KERNELS=="8-1.2:1.0", SYMLINK+="odom_left" - ttyACM0 (Teensyduino)</text:p>
            <text:p text:style-name="P17">KERNELS=="8-1.1.4:1.0", SYMLINK+="odom_right" - ttyACM2 (Arduino Nano Every)</text:p>
            <text:p text:style-name="P17">KERNELS=="8-1.1.3", SYMLINK+="rosimu" - ttyUSB1</text:p>
          </table:table-cell>
        </table:table-row>
      </table:table>
      <text:p text:style-name="normal"/>
      <text:p text:style-name="normal"/>
      <text:p text:style-name="normal"/>
      <text:p text:style-name="normal">Old Notes</text:p>
      <text:p text:style-name="normal">Step 7 - Install IMU and visualize the results (2021 version using BNO085/Nano)</text:p>
      <text:p text:style-name="normal"/>
      <text:p text:style-name="normal">Set up udev rule for two Nano’s</text:p>
      <text:list xml:id="list2561341235" text:style-name="WWNum3">
        <text:list-item>
          <text:p text:style-name="P7"><text:span text:style-name="T2">PuTTy into RPi (tractor)</text:span></text:p>
        </text:list-item>
        <text:list-item>
          <text:p text:style-name="P7"><text:span text:style-name="T2">Store list of devices connected before plugging in the Teensy</text:span></text:p>
        </text:list-item>
        <text:list-item>
          <text:p text:style-name="P11"><text:span text:style-name="T3">$ ls /dev/ &gt; dev_list_1.txt</text:span></text:p>
        </text:list-item>
        <text:list-item>
          <text:p text:style-name="P10"><text:span text:style-name="T2">Then run this after you plug it in</text:span></text:p>
        </text:list-item>
        <text:list-item>
          <text:p text:style-name="P11"><text:span text:style-name="T3">$ ls /dev/ | diff --suppress-common-lines -y - dev_list_1.txt</text:span></text:p>
        </text:list-item>
        <text:list-item>
          <text:p text:style-name="P7"/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>ubuntu@ubiquityrobot:~$ ls /dev/ | diff --suppress-common-lines -y - dev_list_1.txt</text:p>
            <text:p text:style-name="P1">ttyUSB2 <text:s text:c="50"/><text:tab/>&lt;</text:p>
            <text:p text:style-name="P1"><text:soft-page-break/>ubuntu@ubiquityrobot:~$</text:p>
          </table:table-cell>
        </table:table-row>
      </table:table>
      <text:list xml:id="list152121141738546" text:continue-numbering="true" text:style-name="WWNum3">
        <text:list-item>
          <text:p text:style-name="P7">$ <text:span text:style-name="T4">dmesg | grep "</text:span>ttyUSB2<text:span text:style-name="T4">"</text:span></text:p>
        </text:list-item>
        <text:list-item>
          <text:p text:style-name="P8"/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"><text:span text:style-name="T4">ubuntu@ubiquityrobot:~$ dmesg | grep "ttyUSB2"</text:span></text:p>
            <text:p text:style-name="P1"><text:span text:style-name="T4">[ 2218.636831] usb 1-1.4: ch341-uart converter now attached to ttyUSB2</text:span></text:p>
            <text:p text:style-name="P1"><text:span text:style-name="T4">ubuntu@ubiquityrobot:~$</text:span></text:p>
          </table:table-cell>
        </table:table-row>
      </table:table>
      <text:list xml:id="list152122308326413" text:continue-numbering="true" text:style-name="WWNum3">
        <text:list-item>
          <text:p text:style-name="P7">$ <text:span text:style-name="T4">dmesg | grep "1-1.4"</text:span></text:p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"><text:span text:style-name="T5">ubuntu@ubiquityrobot:~$ dmesg | grep "1-1.4"</text:span></text:p>
            <text:p text:style-name="P1"><text:span text:style-name="T5">[ 2217.378209] usb 1-1.4: new full-speed USB device number 11 using dwc_otg</text:span></text:p>
            <text:p text:style-name="P1"><text:span text:style-name="T5">[ 2217.511332] usb 1-1.4: New USB device found, idVendor=1a86, idProduct=7523, bcdDevice= 2.64</text:span></text:p>
            <text:p text:style-name="P1"><text:span text:style-name="T5">[ 2217.511353] usb 1-1.4: New USB device strings: Mfr=0, Product=2, SerialNumber=0</text:span></text:p>
            <text:p text:style-name="P1"><text:span text:style-name="T5">[ 2217.511367] usb 1-1.4: Product: USB Serial</text:span></text:p>
            <text:p text:style-name="P1"><text:span text:style-name="T5">[ 2218.634121] ch341 1-1.4:1.0: ch341-uart converter detected</text:span></text:p>
            <text:p text:style-name="P1"><text:span text:style-name="T5">[ 2218.636831] usb 1-1.4: ch341-uart converter now attached to ttyUSB2</text:span></text:p>
            <text:p text:style-name="P1"><text:span text:style-name="T5">ubuntu@ubiquityrobot:~$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ubuntu@ubiquityrobot:~$ dmesg | grep "1-1.2"</text:span></text:p>
            <text:p text:style-name="P1"><text:span text:style-name="T5">[ 6048.930245] usb 1-1.2: new full-speed USB device number 12 using dwc_otg</text:span></text:p>
            <text:p text:style-name="P1"><text:span text:style-name="T5">[ 6049.073467] usb 1-1.2: New USB device found, idVendor=1a86, idProduct=7523, bcdDevice= 2.64</text:span></text:p>
            <text:p text:style-name="P1"><text:span text:style-name="T5">[ 6049.073489] usb 1-1.2: New USB device strings: Mfr=0, Product=2, SerialNumber=0</text:span></text:p>
            <text:p text:style-name="P1"><text:span text:style-name="T5">[ 6049.073503] usb 1-1.2: Product: USB Serial</text:span></text:p>
            <text:p text:style-name="P1"><text:span text:style-name="T5">[ 6049.074713] ch341 1-1.2:1.0: ch341-uart converter detected</text:span></text:p>
            <text:p text:style-name="P1"><text:span text:style-name="T5">[ 6049.077894] usb 1-1.2: ch341-uart converter now attached to ttyUSB2</text:span></text:p>
            <text:p text:style-name="P1"><text:span text:style-name="T5">ubuntu@ubiquityrobot:~$</text:span></text:p>
            <text:p text:style-name="P3"/>
            <text:p text:style-name="P3"/>
          </table:table-cell>
        </table:table-row>
      </table:table>
      <text:list xml:id="list152121346793673" text:continue-numbering="true" text:style-name="WWNum3">
        <text:list-item>
          <text:p text:style-name="P7">Note there is no serial number for cheap Nano’s. We must use the USB tree to tell them apart. <text:s/>It is important that if I move USB ports this udev rule will have to be updated. <text:s/><text:a xlink:type="simple" xlink:href="https://arduino.stackexchange.com/questions/6617/setting-serial-number-on-ch340-usb-serial-device" text:style-name="Standard" text:visited-style-name="Standard"><text:span text:style-name="T13">Ref</text:span></text:a><text:span text:style-name="T4">, </text:span><text:a xlink:type="simple" xlink:href="https://stackoverflow.com/questions/27017203/udev-rule-with-few-parent-device-attributes" text:style-name="Standard" text:visited-style-name="Standard"><text:span text:style-name="T14">Ref2</text:span></text:a></text:p>
        </text:list-item>
        <text:list-item>
          <text:p text:style-name="P7">Use FileZilla; Edit <text:span text:style-name="T9">/etc/udev/rules.d/05-serial.rules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"><text:span text:style-name="T15"># the lines below are for two Nano's that have the CH341 chip which does not provide a unique serial number</text:span></text:p>
            <text:p text:style-name="P1"><text:span text:style-name="T15"># this is the best/worst workaround see https://stackoverflow.com/questions/27017203/udev-rule-with-few-parent-device-attributes</text:span></text:p>
            <text:p text:style-name="P1"><text:span text:style-name="T15">#</text:span></text:p>
            <text:p text:style-name="P1"><text:span text:style-name="T15">KERNEL=="ttyUSB[0-9]*", SUBSYSTEM=="tty", ATTRS{idVendor}=="1a86", ATTRS{idProduct}=="7523", ENV{USB_HUB_TYPE}="1a86:7523"</text:span></text:p>
            <text:p text:style-name="P1"><text:span text:style-name="T15">ENV{USB_HUB_TYPE}=="1a86:7523", KERNEL=="ttyUSB[0-9]*",SUBSYSTEM=="tty", KERNELS=="1-1.4:1.0", SYMLINK+="ttyIMUNano"</text:span></text:p>
            <text:p text:style-name="P1"><text:span text:style-name="T15">ENV{USB_HUB_TYPE}=="1a86:7523", KERNEL=="ttyUSB[0-9]*",SUBSYSTEM=="tty", KERNELS=="1-1.2:1.0", SYMLINK+="ttyNano2"</text:span></text:p>
          </table:table-cell>
        </table:table-row>
      </table:table>
      <text:p text:style-name="normal"/>
      <text:list xml:id="list152120714119027" text:continue-numbering="true" text:style-name="WWNum3">
        <text:list-item>
          <text:p text:style-name="P7">If interested, $ udevadm info --query=all --name=/dev/ttyUSB2 --attribute-walk</text:p>
        </text:list-item>
        <text:list-item>
          <text:p text:style-name="P12">$ sudo reboot # to check the rules</text:p>
        </text:list-item>
        <text:list-item>
          <text:p text:style-name="P14">$ ls /dev # look for Nano references</text:p>
        </text:list-item>
      </text:list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0T15:21:20.259707237</dc:date>
    <meta:editing-duration>PT1H45M39S</meta:editing-duration>
    <meta:editing-cycles>1</meta:editing-cycles>
    <meta:document-statistic meta:table-count="13" meta:image-count="0" meta:object-count="0" meta:page-count="3" meta:paragraph-count="110" meta:word-count="762" meta:character-count="5714" meta:non-whitespace-character-count="4964"/>
    <meta:generator>LibreOffice/6.4.7.2$Linux_X86_64 LibreOffice_project/40$Build-2</meta:generator>
  </office:meta>
</office:document-meta>
</file>